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Verdana, Helvetica"/>
    <style:font-face style:name="Atlas Grotesk" svg:font-family="'Atlas Grotesk', sans-serif"/>
    <style:font-face style:name="Helvetica Neue" svg:font-family="'Helvetica Neue', Helvetica, sans-serif"/>
    <style:font-face style:name="Lohit Devanagari1" svg:font-family="'Lohit Devanagari'"/>
    <style:font-face style:name="Open Sans1" svg:font-family="'Open Sans', Helvetica, Arial, Verdana, sans-serif"/>
    <style:font-face style:name="Open Sans" svg:font-family="'Open Sans', arial, verdana"/>
    <style:font-face style:name="Open-sans" svg:font-family="Open-sans, sans-serif"/>
    <style:font-face style:name="Roboto1" svg:font-family="Roboto, Arial, sans-serif"/>
    <style:font-face style:name="Roboto" svg:font-family="Roboto, Helvetica, Arial, sans-serif"/>
    <style:font-face style:name="SFMono-Regular" svg:font-family="SFMono-Regular, Consolas, 'Liberation Mono', Menlo, Courier, monospace"/>
    <style:font-face style:name="Segoe UI" svg:font-family="'Segoe UI', SegoeUI, 'Segoe WP', 'Helvetica Neue', Helvetica, Tahoma, Arial, sans-serif"/>
    <style:font-face style:name="q serif" svg:font-family="'q serif', Georgia, Times, 'Times New Roman', 'Hiragino Kaku Gothic Pro', Meiryo,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officeooo:paragraph-rsid="000781e5"/>
    </style:style>
    <style:style style:name="P2" style:family="paragraph" style:parent-style-name="Standard">
      <style:paragraph-properties fo:margin-left="0in" fo:margin-right="0in" fo:orphans="2" fo:widows="2" fo:text-indent="0in" style:auto-text-indent="false"/>
      <style:text-properties officeooo:paragraph-rsid="000fba28"/>
    </style:style>
    <style:style style:name="P3" style:family="paragraph" style:parent-style-name="Standard">
      <style:paragraph-properties fo:margin-left="0in" fo:margin-right="0in" fo:orphans="2" fo:widows="2" fo:text-indent="0in" style:auto-text-indent="false"/>
      <style:text-properties fo:font-variant="normal" fo:text-transform="none" fo:color="#24292e" style:font-name="Roboto" fo:font-size="9.75pt" fo:letter-spacing="normal" fo:font-style="normal" fo:font-weight="normal" officeooo:paragraph-rsid="000781e5"/>
    </style:style>
    <style:style style:name="P4" style:family="paragraph" style:parent-style-name="Standard">
      <style:paragraph-properties fo:margin-left="0in" fo:margin-right="0in" fo:orphans="2" fo:widows="2" fo:text-indent="0in" style:auto-text-indent="false"/>
      <style:text-properties fo:font-variant="normal" fo:text-transform="none" style:font-name="Roboto" fo:font-size="9.75pt" fo:letter-spacing="normal" fo:font-style="normal" fo:font-weight="normal" officeooo:paragraph-rsid="000781e5"/>
    </style:style>
    <style:style style:name="P5" style:family="paragraph" style:parent-style-name="Standard">
      <style:paragraph-properties fo:margin-left="0in" fo:margin-right="0in" fo:orphans="2" fo:widows="2" fo:text-indent="0in" style:auto-text-indent="false"/>
      <style:text-properties fo:font-variant="normal" fo:text-transform="none" style:font-name="Roboto" fo:font-size="9.75pt" fo:letter-spacing="normal" fo:font-style="normal" fo:font-weight="normal" officeooo:rsid="001171a2" officeooo:paragraph-rsid="001171a2"/>
    </style:style>
    <style:style style:name="P6" style:family="paragraph" style:parent-style-name="Standard">
      <style:paragraph-properties fo:margin-left="0in" fo:margin-right="0in" fo:orphans="2" fo:widows="2" fo:text-indent="0in" style:auto-text-indent="false"/>
      <style:text-properties fo:font-variant="normal" fo:text-transform="none" style:font-name="Roboto" fo:font-size="9.75pt" fo:letter-spacing="normal" fo:font-style="normal" style:text-underline-style="none" fo:font-weight="normal" officeooo:rsid="000f51fe" officeooo:paragraph-rsid="000f51fe"/>
    </style:style>
    <style:style style:name="P7" style:family="paragraph" style:parent-style-name="Standard">
      <style:paragraph-properties fo:margin-left="0in" fo:margin-right="0in" fo:orphans="2" fo:widows="2" fo:text-indent="0in" style:auto-text-indent="false"/>
      <style:text-properties fo:font-variant="normal" fo:text-transform="none" fo:color="#333333" style:font-name="q serif" fo:font-size="12pt" fo:letter-spacing="normal" fo:font-style="normal" fo:font-weight="normal" officeooo:paragraph-rsid="000781e5"/>
    </style:style>
    <style:style style:name="P8" style:family="paragraph" style:parent-style-name="Standard">
      <style:paragraph-properties fo:margin-left="0in" fo:margin-right="0in" fo:orphans="2" fo:widows="2" fo:text-indent="0in" style:auto-text-indent="false"/>
      <style:text-properties fo:font-variant="normal" fo:text-transform="none" fo:color="#333333" style:font-name="Roboto" fo:font-size="9.75pt" fo:letter-spacing="normal" fo:font-style="normal" fo:font-weight="normal" officeooo:paragraph-rsid="000781e5"/>
    </style:style>
    <style:style style:name="P9" style:family="paragraph" style:parent-style-name="Standard">
      <style:paragraph-properties fo:margin-left="0in" fo:margin-right="0in" fo:orphans="2" fo:widows="2" fo:text-indent="0in" style:auto-text-indent="false"/>
      <style:text-properties fo:font-variant="normal" fo:text-transform="none" fo:color="#111111" style:font-name="Roboto" fo:font-size="9.75pt" fo:letter-spacing="normal" fo:font-style="normal" fo:font-weight="normal" officeooo:paragraph-rsid="000781e5"/>
    </style:style>
    <style:style style:name="P10" style:family="paragraph" style:parent-style-name="Standard">
      <style:paragraph-properties fo:margin-left="0in" fo:margin-right="0in" fo:orphans="2" fo:widows="2" fo:text-indent="0in" style:auto-text-indent="false"/>
      <style:text-properties fo:font-variant="normal" fo:text-transform="none" fo:color="#111111" style:font-name="Roboto" fo:font-size="9.75pt" fo:letter-spacing="normal" fo:font-style="normal" fo:font-weight="normal" officeooo:paragraph-rsid="0012d19c"/>
    </style:style>
    <style:style style:name="P11" style:family="paragraph" style:parent-style-name="Standard">
      <style:paragraph-properties fo:margin-left="0in" fo:margin-right="0in" fo:orphans="2" fo:widows="2" fo:text-indent="0in" style:auto-text-indent="false"/>
      <style:text-properties fo:font-variant="normal" fo:text-transform="none" fo:color="#111111" style:font-name="Roboto" fo:font-size="9.75pt" fo:letter-spacing="normal" fo:font-style="normal" fo:font-weight="normal" officeooo:rsid="000781e5" officeooo:paragraph-rsid="000781e5"/>
    </style:style>
    <style:style style:name="P12" style:family="paragraph" style:parent-style-name="Standard">
      <style:paragraph-properties fo:margin-left="0in" fo:margin-right="0in" fo:orphans="2" fo:widows="2" fo:text-indent="0in" style:auto-text-indent="false"/>
      <style:text-properties fo:font-variant="normal" fo:text-transform="none" fo:color="#111111" style:font-name="Roboto" fo:font-size="9.75pt" fo:letter-spacing="normal" fo:font-style="normal" fo:font-weight="normal" officeooo:rsid="000fba28" officeooo:paragraph-rsid="000fba28"/>
    </style:style>
    <style:style style:name="P13" style:family="paragraph" style:parent-style-name="Text_20_body">
      <style:paragraph-properties fo:margin-left="0in" fo:margin-right="0in" fo:orphans="2" fo:widows="2" fo:text-indent="0in" style:auto-text-indent="false"/>
      <style:text-properties officeooo:paragraph-rsid="000781e5"/>
    </style:style>
    <style:style style:name="P14" style:family="paragraph" style:parent-style-name="Text_20_body">
      <style:paragraph-properties fo:margin-left="0in" fo:margin-right="0in" fo:orphans="2" fo:widows="2" fo:text-indent="0in" style:auto-text-indent="false"/>
      <style:text-properties fo:font-variant="normal" fo:text-transform="none" fo:color="#111111" style:font-name="Roboto" fo:font-size="9.75pt" fo:letter-spacing="normal" fo:font-style="normal" fo:font-weight="normal" officeooo:paragraph-rsid="000f51fe"/>
    </style:style>
    <style:style style:name="P15" style:family="paragraph" style:parent-style-name="Text_20_body" style:list-style-name="L2">
      <loext:graphic-properties draw:fill="none" draw:fill-color="#ffffff" draw:opacity="100%"/>
      <style:paragraph-properties fo:margin-left="0in" fo:margin-right="0in" fo:margin-top="0in" fo:margin-bottom="0in" loext:contextual-spacing="false" fo:orphans="2" fo:widows="2" fo:text-indent="0in" style:auto-text-indent="false" fo:background-color="transparent" fo:padding="0in" fo:border="none"/>
    </style:style>
    <style:style style:name="P16" style:family="paragraph" style:parent-style-name="Text_20_body" style:list-style-name="L2">
      <loext:graphic-properties draw:fill="none" draw:fill-color="#ffffff" draw:opacity="100%"/>
      <style:paragraph-properties fo:margin-left="0in" fo:margin-right="0in" fo:margin-top="0in" fo:margin-bottom="0in" loext:contextual-spacing="false" fo:orphans="2" fo:widows="2" fo:text-indent="0in" style:auto-text-indent="false" fo:background-color="transparent" fo:padding="0in" fo:border="none"/>
      <style:text-properties officeooo:paragraph-rsid="0012d19c"/>
    </style:style>
    <style:style style:name="P17"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111111" style:font-name="Roboto" fo:font-size="9.75pt" fo:letter-spacing="normal" fo:font-style="normal" fo:font-weight="normal"/>
    </style:style>
    <style:style style:name="T1" style:family="text">
      <style:text-properties fo:font-variant="normal" fo:text-transform="none" style:font-name="Roboto" fo:font-size="9.75pt" fo:letter-spacing="normal" fo:font-style="normal" fo:font-weight="normal"/>
    </style:style>
    <style:style style:name="T2" style:family="text">
      <style:text-properties fo:font-variant="normal" fo:text-transform="none" fo:color="#111111" style:font-name="Roboto" fo:font-size="9.75pt" fo:letter-spacing="normal" fo:font-style="normal" fo:font-weight="normal"/>
    </style:style>
    <style:style style:name="T3" style:family="text">
      <style:text-properties fo:font-variant="normal" fo:text-transform="none" fo:color="#111111" style:font-name="Roboto" fo:font-size="9.75pt" fo:letter-spacing="normal" fo:font-style="normal" fo:font-weight="normal" loext:padding="0in" loext:border="none"/>
    </style:style>
    <style:style style:name="T4" style:family="text">
      <style:text-properties fo:font-variant="normal" fo:text-transform="none" fo:color="#111111" style:font-name="Roboto" fo:font-size="9.75pt" fo:letter-spacing="normal" fo:font-style="normal" fo:font-weight="normal" officeooo:rsid="0008fe9d"/>
    </style:style>
    <style:style style:name="T5" style:family="text">
      <style:text-properties fo:font-variant="normal" fo:text-transform="none" fo:color="#111111" style:font-name="Roboto" fo:font-size="9.75pt" fo:letter-spacing="normal" fo:font-style="normal" fo:font-weight="normal" officeooo:rsid="000fba28"/>
    </style:style>
    <style:style style:name="T6" style:family="text">
      <style:text-properties fo:font-variant="normal" fo:text-transform="none" fo:color="#111111" style:font-name="Roboto" fo:font-size="9.75pt" fo:letter-spacing="normal" fo:font-style="normal" fo:font-weight="normal" officeooo:rsid="000fba28" loext:padding="0in" loext:border="none"/>
    </style:style>
    <style:style style:name="T7" style:family="text">
      <style:text-properties fo:font-variant="normal" fo:text-transform="none" fo:color="#111111" style:font-name="Roboto" fo:font-size="9.75pt" fo:letter-spacing="normal" fo:font-style="normal" fo:font-weight="normal" fo:background-color="transparent" loext:char-shading-value="0" loext:padding="0in" loext:border="none"/>
    </style:style>
    <style:style style:name="T8" style:family="text">
      <style:text-properties fo:font-variant="normal" fo:text-transform="none" fo:color="#111111" style:text-line-through-style="none" style:text-line-through-type="none" style:font-name="Roboto" fo:font-size="9.75pt" fo:letter-spacing="normal" fo:font-style="normal" style:text-underline-style="none" fo:font-weight="normal" style:text-blinking="false" loext:padding="0in" loext:border="none"/>
    </style:style>
    <style:style style:name="T9" style:family="text">
      <style:text-properties fo:font-variant="normal" fo:text-transform="none" fo:color="#111111" style:font-name="Roboto1" fo:font-size="10.5pt" fo:letter-spacing="normal" fo:font-style="normal" fo:font-weight="normal"/>
    </style:style>
    <style:style style:name="T10" style:family="text">
      <style:text-properties fo:font-variant="normal" fo:text-transform="none" fo:color="#555555" style:font-name="Helvetica Neue" fo:font-size="11.25pt" fo:letter-spacing="normal" fo:font-style="normal" fo:font-weight="bold" fo:background-color="transparent" loext:char-shading-value="0" loext:padding="0in" loext:border="none"/>
    </style:style>
    <style:style style:name="T11" style:family="text">
      <style:text-properties fo:font-variant="normal" fo:text-transform="none" fo:color="#555555" style:font-name="Helvetica Neue" fo:font-size="11.25pt" fo:letter-spacing="normal" fo:font-style="normal" fo:font-weight="normal"/>
    </style:style>
    <style:style style:name="T12" style:family="text">
      <style:text-properties style:font-name="Roboto" fo:font-size="9.75pt"/>
    </style:style>
    <style:style style:name="T13" style:family="text">
      <style:text-properties officeooo:rsid="000781e5"/>
    </style:style>
    <style:style style:name="T14" style:family="text">
      <style:text-properties fo:color="#111111"/>
    </style:style>
    <style:style style:name="T15" style:family="text">
      <style:text-properties fo:color="#111111" style:font-name="Roboto" fo:font-size="9.75pt"/>
    </style:style>
    <style:style style:name="T16" style:family="text">
      <style:text-properties officeooo:rsid="0008fe9d"/>
    </style:style>
    <style:style style:name="T17" style:family="text">
      <style:text-properties officeooo:rsid="000cacee"/>
    </style:style>
    <style:style style:name="T18" style:family="text">
      <style:text-properties officeooo:rsid="000f51fe"/>
    </style:style>
    <style:style style:name="T19" style:family="text">
      <style:text-properties fo:color="#000000"/>
    </style:style>
    <style:style style:name="T20" style:family="text">
      <style:text-properties fo:color="#000000" style:font-name="Arial" fo:font-size="12pt"/>
    </style:style>
    <style:style style:name="T21" style:family="text">
      <style:text-properties fo:color="#000000" style:font-name="Arial" fo:font-size="12pt" fo:font-weight="bold"/>
    </style:style>
    <style:style style:name="T22" style:family="text">
      <style:text-properties fo:color="#000000" style:font-name="Segoe UI" fo:font-size="12pt"/>
    </style:style>
    <style:style style:name="T23" style:family="text">
      <style:text-properties fo:font-weight="bold" style:font-weight-asian="bold" style:font-weight-complex="bold"/>
    </style:style>
    <style:style style:name="T24" style:family="text">
      <style:text-properties fo:background-color="transparent" loext:char-shading-value="0" loext:padding="0in" loext:border="none"/>
    </style:style>
    <style:style style:name="T25" style:family="text">
      <style:text-properties fo:color="#555555" style:font-name="Helvetica Neue" fo:font-size="11.25pt"/>
    </style:style>
    <style:style style:name="T26" style:family="text">
      <style:text-properties fo:color="#555555" style:font-name="Helvetica Neue" fo:font-size="11.25pt" fo:font-weight="bold" fo:background-color="transparent" loext:char-shading-value="0" loext:padding="0in" loext:border="none"/>
    </style:style>
    <style:style style:name="T27" style:family="text">
      <style:text-properties officeooo:rsid="0012d19c"/>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q background?</text:p>
      <text:p text:style-name="P4"/>
      <text:p text:style-name="P3">Hi, my name is Dave. I am currently working for shell oil company in Houston, Texas as a data sc<text:span text:style-name="T14">ientist.</text:span></text:p>
      <text:p text:style-name="P9">I have been in the field of data science for more than 5 years since being working for Axiom Tech Group, </text:p>
      <text:p text:style-name="P9">The Predictive <text:span text:style-name="T13">Analytic</text:span> Project I'm working on is supposed to enhance oil field production and cuts costs by finding optimal well settings and forecasting equipment failures and potential problems. </text:p>
      <text:p text:style-name="P9"/>
      <text:p text:style-name="P9">We analyzed data collected from 'digital twins', a computer models replicating above and below ground oil well behavior, improved equipment maintenance and reduced overuse of chemical wells.</text:p>
      <text:p text:style-name="P9">My project is coming to the finishing line, we made good progress. so <text:span text:style-name="T13">I'm</text:span> seeking for a new opportunity.</text:p>
      <text:p text:style-name="P9">I hope my solid background and experience can contribute to your success. </text:p>
      <text:p text:style-name="P9"><text:line-break/>q what type of work are you looking for (contract)?</text:p>
      <text:p text:style-name="P9"/>
      <text:p text:style-name="P11">I’m looking for contract job. </text:p>
      <text:p text:style-name="P9"><text:line-break/>q work history with python / r?</text:p>
      <text:p text:style-name="P9"/>
      <text:p text:style-name="P12">I use python everyday for almost each task, some time when I need to conduct some statistics experiment, I may turn to R.</text:p>
      <text:p text:style-name="P9"><text:line-break/>q experience with machine learning?</text:p>
      <text:p text:style-name="P9"/>
      <text:p text:style-name="P12">Yes, I am familiar with each machine learning model. Such as logistic regression, svm, random forest and so forth. I also can implement all of them in python or sparkml. </text:p>
      <text:p text:style-name="P9"><text:line-break/>q how comfortable are you with NLP?</text:p>
      <text:p text:style-name="P9"/>
      <text:p text:style-name="P2"><text:span text:style-name="T5">I am confident with NLP since I have done several nlp projects.</text:span></text:p>
      <text:p text:style-name="P9"><text:line-break/>q can you provided further detail than what you already have?</text:p>
      <text:p text:style-name="P9"/>
      <text:p text:style-name="P12">Sure, <text:s/>Recently, I build a multi-headed model that’s capable of detecting different types of of toxicity like threats, obscenity, insults, and identity-based hate. I took tf-idf matrix plus regression model and LSTM model to solve this sequence classification problem and <text:s/>got pretty good accuracy. </text:p>
      <text:p text:style-name="P9"><text:line-break/>q NLP tools?</text:p>
      <text:p text:style-name="P9"/>
      <text:p text:style-name="P12">Nltk, spacy, coreNLP</text:p>
      <text:p text:style-name="P9"><text:line-break/>q how do you performance Lex<text:span text:style-name="T18">ical</text:span> analysis?</text:p>
      <text:p text:style-name="P9"/>
      <text:p text:style-name="P1"><text:span text:style-name="Strong_20_Emphasis"><text:span text:style-name="T3">The </text:span></text:span><text:span text:style-name="Strong_20_Emphasis"><text:span text:style-name="T6">fi</text:span></text:span><text:span text:style-name="T2">rst phase of compilation.  Takes raw input, which is a stream of characters, and converts it into a stream of tokens, which are logical units, each representing one or more characters that \belong together."</text:span></text:p>
      <text:p text:style-name="P4"><text:line-break/>q tokenization vs lemmatization?</text:p>
      <text:p text:style-name="P4"/>
      <text:p text:style-name="P1"><text:span text:style-name="T2">Tokenization is, generally, an early step in the NLP process, a step which splits longer strings of text into smaller pieces, or </text:span><text:span text:style-name="Strong_20_Emphasis"><text:span text:style-name="T3">tokens</text:span></text:span><text:span text:style-name="T2">. Larger chunks of text can be tokenized into sentences, sentences can be tokenized into words, etc. Further processing is generally performed after a piece of text has been appropriately tokenized.</text:span></text:p>
      <text:p text:style-name="P1"><text:span text:style-name="T2"/></text:p>
      <text:p text:style-name="P13"><text:span text:style-name="T2">Lemmatization is related to stemming, differing in that lemmatization is able to capture canonical forms based on a word's </text:span><text:span text:style-name="T4">l</text:span><text:a xlink:type="simple" xlink:href="https://en.wikipedia.org/wiki/Lemma_(morphology)" office:target-frame-name="_blank" xlink:show="new" text:style-name="Internet_20_link" text:visited-style-name="Visited_20_Internet_20_Link"><text:span text:style-name="T8">emma</text:span></text:a><text:span text:style-name="T2">.</text:span></text:p>
      <text:p text:style-name="Text_20_body"><text:soft-page-break/><text:span text:style-name="T1"><text:line-break/>q glove vs word2vec? Differences?</text:span></text:p>
      <text:p text:style-name="P4"/>
      <text:p text:style-name="P7"><text:span text:style-name="T12">I believe the two do the same things, the main difference is how they are built. </text:span><text:span text:style-name="T15">With word2vec you stream through n-grams of words, attempting to train a neural network to predict the n-th word given words [1,...,n-1] or the other way round. The end result is a matrix of word vectors or context vectors respectively. With Glove, you build a co-occurrence matrix for the entire corpus first, then factorize it to yield matrices for word vectors and context vectors.</text:span></text:p>
      <text:p text:style-name="P4"><text:line-break/>q scenario: say I have a point of sale use case that needed the <text:span text:style-name="T14">model to be further tuned; what are some things we could try if acquiring more data wasn't an option?</text:span></text:p>
      <text:p text:style-name="P9"/>
      <text:p text:style-name="P10"><text:span text:style-name="T27">We cant create more features, aka feature engineering, do cross validation. </text:span>configure a set of parameters to use, and then let the module iterate over multiple combinations, measuring accuracy until it finds a "best" model. <text:span text:style-name="T27"> </text:span></text:p>
      <text:p text:style-name="P4"><text:line-break/>q non-linear vs linear model?</text:p>
      <text:p text:style-name="P4"/>
      <text:p text:style-name="P9">linear models are linear in the <text:span text:style-name="T23">parameters which have to be estimated</text:span>, but not necessarily in the independent variables.</text:p>
      <text:p text:style-name="P4"><text:line-break/>q how comfortable are you with Keras / TF?</text:p>
      <text:p text:style-name="P4"/>
      <text:p text:style-name="P5">I have used a lot of keras and tensor flow before. When I am dealing with relatively simple deep learning experiment, I usually play with keras because it is easier to set up layers. But when I need to implement industry deep learning model, I usually turn to tensor flow because its advantage in distributed computing. </text:p>
      <text:p text:style-name="P4"><text:line-break/>q experience with CNN? Limitation of this network type?</text:p>
      <text:p text:style-name="P4"/>
      <text:p text:style-name="P14">Hyperparamter tuning is non-trivial</text:p>
      <text:p text:style-name="P14">Need a large dataset</text:p>
      <text:list xml:id="list3310562729" text:style-name="L1">
        <text:list-header>
          <text:p text:style-name="P17">The scale of a net's weights (and of the weight updates) is very important for performance. When the features are of the same type (pixels, word counts, etc), this is not a problem. However, when the features are heterogeneous--like in many Kaggle datasets--your weights and updates will all be on different scales (so you need to standardize your inputs in some way).</text:p>
          <text:p text:style-name="P17">cost effective</text:p>
          <text:p text:style-name="P17">A convolution is a significantly slower operation than, say maxpool, both forward and backward. If the network is pretty deep, each training step is going to take much longer.</text:p>
        </text:list-header>
      </text:list>
      <text:p text:style-name="P9"/>
      <text:p text:style-name="P4"><text:line-break/>q supervised vs unsupervised learning?</text:p>
      <text:p text:style-name="P9"/>
      <text:p text:style-name="P13"><text:span text:style-name="Strong_20_Emphasis"><text:span text:style-name="T7">Supervised</text:span></text:span><text:span text:style-name="T2">: All data is labeled and the algorithms learn to predict the output from the input data.</text:span></text:p>
      <text:list xml:id="list694144163" text:style-name="L2">
        <text:list-header>
          <text:p text:style-name="P16"><text:span text:style-name="Strong_20_Emphasis"><text:span text:style-name="T7">Unsupervised</text:span></text:span><text:span text:style-name="T2">: All data is unlabeled and the algorithms learn to inherent structure from the input data.</text:span></text:p>
          <text:p text:style-name="P15"><text:span text:style-name="Strong_20_Emphasis"><text:span text:style-name="T7">Semi-supervised</text:span></text:span><text:span text:style-name="T2">: Some data is labeled but most of it is unlabeled and a mixture of supervised and unsupervised techniques can be used.</text:span></text:p>
        </text:list-header>
      </text:list>
      <text:p text:style-name="P9"/>
      <text:p text:style-name="P4"><text:line-break/>q when have you worked with unstructured data?</text:p>
      <text:p text:style-name="P4"/>
      <text:p text:style-name="P6"><text:soft-page-break/>When I was working for Swift Transportation, I had to deal with unstructured data <text:s/>every data, because the data came from a variety of sources, including enterprise systems, <text:s/>traffic analysis, weather forecast, location information, mobile internet and GPS enamble smarphones. </text:p>
      <text:p text:style-name="P4"><text:line-break/>q what are association rules, do you have experience with them?</text:p>
      <text:p text:style-name="P4"/>
      <text:p text:style-name="P9"><text:span text:style-name="T17">A</text:span>ssociation rule mining is a procedure which is meant to find frequent patterns, correlations, associations, or causal structures from data sets found in various kinds of databases such as relational databases, transactional databases, and other forms of data repositories. <text:line-break/><text:line-break/>Given a set of transactions, association rule mining aims to find the rules which enable us to predict the occurrence of a specific item based on the occurrences of the other items in the transaction.</text:p>
      <text:p text:style-name="P4"><text:span text:style-name="T14"><text:line-break/></text:span>q what is a genetic algorithm? Limitations of the method?</text:p>
      <text:p text:style-name="P4"/>
      <text:p text:style-name="P1"><text:span text:style-name="T2">genetic algorithms are usually global minimization of nonconvex problems. Combinatorial optimization problems (such as the traveling salesman problem) are a good example of where you could apply genetic algorithms.<text:line-break/><text:line-break/>The main advantages of genetic algorithms are that they are usually easy to implement and they are easy to parallelize.The biggest limitation of GA is that it cannot guarantee optimality. The solution quality also deteriorates with the increase of problem size. However it can generate good quality solutions for any problem and function type. The Genetic algorithms are non-deterministic methods. Thus, the solutions they provide may vary eac</text:span><text:span text:style-name="T9">h time you run the algorithm on the same instance.</text:span></text:p>
      <text:p text:style-name="P4"><text:line-break/>q time series analysis experience? ARIMA vs ARMA?</text:p>
      <text:p text:style-name="P4"/>
      <text:p text:style-name="P8"><text:span text:style-name="T16">For example, w</text:span>hat ARMA tells is how my future oil price is dependent on my previous oil prices and the errors associated with that. ARIMA also tells the same but after accounting for the trend/season that exists in the oil price.</text:p>
      <text:p text:style-name="P8"/>
      <text:p text:style-name="P8"><text:span text:style-name="T16">W</text:span>e will apply ARIMA not just ARMA as ARIMA has difference function which makes the data stationary where mean and variance are constant. But if you some data which doesn’t have seasonal or trend you can apply both just that d will be 0 in ARI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Verdana, Helvetica"/>
    <style:font-face style:name="Atlas Grotesk" svg:font-family="'Atlas Grotesk', sans-serif"/>
    <style:font-face style:name="Helvetica Neue" svg:font-family="'Helvetica Neue', Helvetica, sans-serif"/>
    <style:font-face style:name="Lohit Devanagari1" svg:font-family="'Lohit Devanagari'"/>
    <style:font-face style:name="Open Sans1" svg:font-family="'Open Sans', Helvetica, Arial, Verdana, sans-serif"/>
    <style:font-face style:name="Open Sans" svg:font-family="'Open Sans', arial, verdana"/>
    <style:font-face style:name="Open-sans" svg:font-family="Open-sans, sans-serif"/>
    <style:font-face style:name="Roboto1" svg:font-family="Roboto, Arial, sans-serif"/>
    <style:font-face style:name="Roboto" svg:font-family="Roboto, Helvetica, Arial, sans-serif"/>
    <style:font-face style:name="SFMono-Regular" svg:font-family="SFMono-Regular, Consolas, 'Liberation Mono', Menlo, Courier, monospace"/>
    <style:font-face style:name="Segoe UI" svg:font-family="'Segoe UI', SegoeUI, 'Segoe WP', 'Helvetica Neue', Helvetica, Tahoma, Arial, sans-serif"/>
    <style:font-face style:name="q serif" svg:font-family="'q serif', Georgia, Times, 'Times New Roman', 'Hiragino Kaku Gothic Pro', Meiryo,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8T22:12:37.018074228</meta:creation-date>
    <dc:date>2018-10-18T23:19:41.071535852</dc:date>
    <meta:editing-duration>PT22M17S</meta:editing-duration>
    <meta:editing-cycles>4</meta:editing-cycles>
    <meta:generator>LibreOffice/6.0.6.2$Linux_X86_64 LibreOffice_project/00m0$Build-2</meta:generator>
    <meta:document-statistic meta:table-count="0" meta:image-count="0" meta:object-count="0" meta:page-count="3" meta:paragraph-count="51" meta:word-count="1173" meta:character-count="7080" meta:non-whitespace-character-count="5930"/>
  </office:meta>
</office:document-meta>
</file>